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09e68"/>
    </style:style>
    <style:style style:name="P2" style:family="paragraph" style:parent-style-name="Standard" style:list-style-name="L1">
      <style:text-properties officeooo:paragraph-rsid="00109e68"/>
    </style:style>
    <style:style style:name="P3" style:family="paragraph" style:parent-style-name="Standard" style:list-style-name="L1"/>
    <style:style style:name="P4" style:family="paragraph" style:parent-style-name="Standard" style:list-style-name="L2">
      <style:text-properties officeooo:paragraph-rsid="00109e68"/>
    </style:style>
    <style:style style:name="P5" style:family="paragraph" style:parent-style-name="Standard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a función updateRecords toma 4 argumentos representados por los siguientes parámetros de función:</text:p>
      <text:p text:style-name="Standard"/>
      <text:list xml:id="list765319759" text:style-name="L1">
        <text:list-item>
          <text:p text:style-name="P3">registros - un objeto que contiene varios álbumes individuales</text:p>
        </text:list-item>
        <text:list-item>
          <text:p text:style-name="P3">id: un número que representa un álbum específico en el objeto de registros</text:p>
        </text:list-item>
        <text:list-item>
          <text:p text:style-name="P3">prop: una cadena que representa el nombre de la propiedad del álbum para actualizar</text:p>
        </text:list-item>
        <text:list-item>
          <text:p text:style-name="P2">valor: una cadena que contiene la información utilizada para actualizar la propiedad del álbum</text:p>
        </text:list-item>
      </text:list>
      <text:p text:style-name="P1"/>
      <text:p text:style-name="P1">Complete la función usando las reglas a continuación para modificar el objeto pasado a la función.</text:p>
      <text:p text:style-name="Standard"/>
      <text:list xml:id="list161093144" text:style-name="L2">
        <text:list-item>
          <text:p text:style-name="P5">Su función siempre debe devolver el objeto de registros completo.</text:p>
        </text:list-item>
        <text:list-item>
          <text:p text:style-name="P5">Si el valor es una cadena vacía, elimine la propiedad prop dada del álbum.</text:p>
        </text:list-item>
        <text:list-item>
          <text:p text:style-name="P5">Si el accesorio no son pistas y el valor no es una cadena vacía, asigne el valor al accesorio de ese álbum.</text:p>
        </text:list-item>
        <text:list-item>
          <text:p text:style-name="P4">Si prop son pistas y el valor no es una cadena vacía, debe actualizar la matriz de pistas del álbum. Primero, si el álbum no tiene una propiedad de pistas, asígnele una matriz vacía. </text:p>
        </text:list-item>
        <text:list-item>
          <text:p text:style-name="P4">Luego agregue el valor como el último elemento en la matriz de pistas del álbum.</text:p>
        </text:list-item>
      </text:list>
      <text:p text:style-name="Standard"/>
      <text:p text:style-name="Standard">Nota: Para las pruebas se utiliza una copia del objeto recordCollection. No debe modificar directamente el objeto recordCollectio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11:12:24.554541518</meta:creation-date>
    <dc:date>2023-07-11T11:20:00.658075359</dc:date>
    <meta:editing-duration>PT7M36S</meta:editing-duration>
    <meta:editing-cycles>1</meta:editing-cycles>
    <meta:document-statistic meta:table-count="0" meta:image-count="0" meta:object-count="0" meta:page-count="1" meta:paragraph-count="12" meta:word-count="201" meta:character-count="1158" meta:non-whitespace-character-count="977"/>
    <meta:generator>LibreOffice/7.3.7.2$Linux_X86_64 LibreOffice_project/30$Build-2</meta:generator>
  </office:meta>
</office:document-meta>
</file>